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228in"/>
    </style:style>
    <style:style style:name="co3" style:family="table-column">
      <style:table-column-properties fo:break-before="auto" style:column-width="2.3398in"/>
    </style:style>
    <style:style style:name="co4" style:family="table-column">
      <style:table-column-properties fo:break-before="auto" style:column-width="2.7071in"/>
    </style:style>
    <style:style style:name="co5" style:family="table-column">
      <style:table-column-properties fo:break-before="auto" style:column-width="2.4563in"/>
    </style:style>
    <style:style style:name="co6" style:family="table-column">
      <style:table-column-properties fo:break-before="auto" style:column-width="2.940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Sony_CMOS_IMX_Pregius_Gen1</text:p>
          </table:table-cell>
          <table:table-cell office:value-type="string" calcext:value-type="string">
            <text:p>Sony_CMOS_IMX_Pregius_Gen2</text:p>
          </table:table-cell>
          <table:table-cell office:value-type="string" calcext:value-type="string">
            <text:p>Sony_CMOS_IMX_Pregius_Gen3</text:p>
          </table:table-cell>
          <table:table-cell office:value-type="string" calcext:value-type="string">
            <text:p>Sony_CMOS_IMX_Pregius_Gen4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1487" calcext:value-type="float">
            <text:p>0.1487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2168" calcext:value-type="float">
            <text:p>0.216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0.126" calcext:value-type="float">
            <text:p>0.126</text:p>
          </table:table-cell>
          <table:table-cell office:value-type="float" office:value="0.969" calcext:value-type="float">
            <text:p>0.969</text:p>
          </table:table-cell>
          <table:table-cell office:value-type="float" office:value="0.1262" calcext:value-type="float">
            <text:p>0.1262</text:p>
          </table:table-cell>
          <table:table-cell office:value-type="float" office:value="0.2858" calcext:value-type="float">
            <text:p>0.2858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0.166" calcext:value-type="float">
            <text:p>0.166</text:p>
          </table:table-cell>
          <table:table-cell office:value-type="float" office:value="0.138" calcext:value-type="float">
            <text:p>0.138</text:p>
          </table:table-cell>
          <table:table-cell office:value-type="float" office:value="0.1827" calcext:value-type="float">
            <text:p>0.1827</text:p>
          </table:table-cell>
          <table:table-cell office:value-type="float" office:value="0.3449" calcext:value-type="float">
            <text:p>0.3449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0.212" calcext:value-type="float">
            <text:p>0.212</text:p>
          </table:table-cell>
          <table:table-cell office:value-type="float" office:value="0.1799" calcext:value-type="float">
            <text:p>0.1799</text:p>
          </table:table-cell>
          <table:table-cell office:value-type="float" office:value="0.2222" calcext:value-type="float">
            <text:p>0.2222</text:p>
          </table:table-cell>
          <table:table-cell office:value-type="float" office:value="0.3703" calcext:value-type="float">
            <text:p>0.3703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0.273" calcext:value-type="float">
            <text:p>0.273</text:p>
          </table:table-cell>
          <table:table-cell office:value-type="float" office:value="0.224" calcext:value-type="float">
            <text:p>0.224</text:p>
          </table:table-cell>
          <table:table-cell office:value-type="float" office:value="0.2716" calcext:value-type="float">
            <text:p>0.2716</text:p>
          </table:table-cell>
          <table:table-cell office:value-type="float" office:value="0.403" calcext:value-type="float">
            <text:p>0.403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335" calcext:value-type="float">
            <text:p>0.335</text:p>
          </table:table-cell>
          <table:table-cell office:value-type="float" office:value="0.2567" calcext:value-type="float">
            <text:p>0.2567</text:p>
          </table:table-cell>
          <table:table-cell office:value-type="float" office:value="0.3198" calcext:value-type="float">
            <text:p>0.3198</text:p>
          </table:table-cell>
          <table:table-cell office:value-type="float" office:value="0.4285" calcext:value-type="float">
            <text:p>0.4285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412" calcext:value-type="float">
            <text:p>0.412</text:p>
          </table:table-cell>
          <table:table-cell office:value-type="float" office:value="0.2968" calcext:value-type="float">
            <text:p>0.2968</text:p>
          </table:table-cell>
          <table:table-cell office:value-type="float" office:value="0.3642" calcext:value-type="float">
            <text:p>0.3642</text:p>
          </table:table-cell>
          <table:table-cell office:value-type="float" office:value="0.4689" calcext:value-type="float">
            <text:p>0.4689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501" calcext:value-type="float">
            <text:p>0.501</text:p>
          </table:table-cell>
          <table:table-cell office:value-type="float" office:value="0.3628" calcext:value-type="float">
            <text:p>0.3628</text:p>
          </table:table-cell>
          <table:table-cell office:value-type="float" office:value="0.4403" calcext:value-type="float">
            <text:p>0.4403</text:p>
          </table:table-cell>
          <table:table-cell office:value-type="float" office:value="0.5338" calcext:value-type="float">
            <text:p>0.533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554" calcext:value-type="float">
            <text:p>0.554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5001" calcext:value-type="float">
            <text:p>0.5001</text:p>
          </table:table-cell>
          <table:table-cell office:value-type="float" office:value="0.5887" calcext:value-type="float">
            <text:p>0.5887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595" calcext:value-type="float">
            <text:p>0.595</text:p>
          </table:table-cell>
          <table:table-cell office:value-type="float" office:value="0.4771" calcext:value-type="float">
            <text:p>0.4771</text:p>
          </table:table-cell>
          <table:table-cell office:value-type="float" office:value="0.5553" calcext:value-type="float">
            <text:p>0.5553</text:p>
          </table:table-cell>
          <table:table-cell office:value-type="float" office:value="0.6231" calcext:value-type="float">
            <text:p>0.6231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63" calcext:value-type="float">
            <text:p>0.63</text:p>
          </table:table-cell>
          <table:table-cell office:value-type="float" office:value="0.5144" calcext:value-type="float">
            <text:p>0.5144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6496" calcext:value-type="float">
            <text:p>0.6496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66979" calcext:value-type="float">
            <text:p>0.66979</text:p>
          </table:table-cell>
          <table:table-cell office:value-type="float" office:value="0.5356" calcext:value-type="float">
            <text:p>0.5356</text:p>
          </table:table-cell>
          <table:table-cell office:value-type="float" office:value="0.6288" calcext:value-type="float">
            <text:p>0.6288</text:p>
          </table:table-cell>
          <table:table-cell office:value-type="float" office:value="0.6781" calcext:value-type="float">
            <text:p>0.6781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69" calcext:value-type="float">
            <text:p>0.69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6629" calcext:value-type="float">
            <text:p>0.6629</text:p>
          </table:table-cell>
          <table:table-cell office:value-type="float" office:value="0.7003" calcext:value-type="float">
            <text:p>0.7003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71" calcext:value-type="float">
            <text:p>0.71</text:p>
          </table:table-cell>
          <table:table-cell office:value-type="float" office:value="0.5988" calcext:value-type="float">
            <text:p>0.5988</text:p>
          </table:table-cell>
          <table:table-cell office:value-type="float" office:value="0.6842" calcext:value-type="float">
            <text:p>0.6842</text:p>
          </table:table-cell>
          <table:table-cell office:value-type="float" office:value="0.7156" calcext:value-type="float">
            <text:p>0.7156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75" calcext:value-type="float">
            <text:p>0.75</text:p>
          </table:table-cell>
          <table:table-cell office:value-type="float" office:value="0.6238" calcext:value-type="float">
            <text:p>0.6238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7316" calcext:value-type="float">
            <text:p>0.7316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4" calcext:value-type="float">
            <text:p>0.6504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7318" calcext:value-type="float">
            <text:p>0.7318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751" calcext:value-type="float">
            <text:p>0.751</text:p>
          </table:table-cell>
          <table:table-cell office:value-type="float" office:value="0.6653" calcext:value-type="float">
            <text:p>0.6653</text:p>
          </table:table-cell>
          <table:table-cell office:value-type="float" office:value="0.7348" calcext:value-type="float">
            <text:p>0.7348</text:p>
          </table:table-cell>
          <table:table-cell office:value-type="float" office:value="0.7398" calcext:value-type="float">
            <text:p>0.7398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76" calcext:value-type="float">
            <text:p>0.76</text:p>
          </table:table-cell>
          <table:table-cell office:value-type="float" office:value="0.6631" calcext:value-type="float">
            <text:p>0.6631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7446" calcext:value-type="float">
            <text:p>0.7446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761" calcext:value-type="float">
            <text:p>0.761</text:p>
          </table:table-cell>
          <table:table-cell office:value-type="float" office:value="0.6675" calcext:value-type="float">
            <text:p>0.6675</text:p>
          </table:table-cell>
          <table:table-cell office:value-type="float" office:value="0.748" calcext:value-type="float">
            <text:p>0.748</text:p>
          </table:table-cell>
          <table:table-cell office:value-type="float" office:value="0.7419" calcext:value-type="float">
            <text:p>0.7419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759" calcext:value-type="float">
            <text:p>0.759</text:p>
          </table:table-cell>
          <table:table-cell office:value-type="float" office:value="0.6743" calcext:value-type="float">
            <text:p>0.6743</text:p>
          </table:table-cell>
          <table:table-cell office:value-type="float" office:value="0.7429" calcext:value-type="float">
            <text:p>0.7429</text:p>
          </table:table-cell>
          <table:table-cell office:value-type="float" office:value="0.7428" calcext:value-type="float">
            <text:p>0.7428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772" calcext:value-type="float">
            <text:p>0.772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7508" calcext:value-type="float">
            <text:p>0.7508</text:p>
          </table:table-cell>
          <table:table-cell office:value-type="float" office:value="0.7415" calcext:value-type="float">
            <text:p>0.7415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76" calcext:value-type="float">
            <text:p>0.76</text:p>
          </table:table-cell>
          <table:table-cell office:value-type="float" office:value="0.6681" calcext:value-type="float">
            <text:p>0.6681</text:p>
          </table:table-cell>
          <table:table-cell office:value-type="float" office:value="0.7489" calcext:value-type="float">
            <text:p>0.7489</text:p>
          </table:table-cell>
          <table:table-cell office:value-type="float" office:value="0.741" calcext:value-type="float">
            <text:p>0.741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755" calcext:value-type="float">
            <text:p>0.755</text:p>
          </table:table-cell>
          <table:table-cell office:value-type="float" office:value="0.6727" calcext:value-type="float">
            <text:p>0.6727</text:p>
          </table:table-cell>
          <table:table-cell office:value-type="float" office:value="0.7718" calcext:value-type="float">
            <text:p>0.7718</text:p>
          </table:table-cell>
          <table:table-cell office:value-type="float" office:value="0.7301" calcext:value-type="float">
            <text:p>0.7301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734" calcext:value-type="float">
            <text:p>0.734</text:p>
          </table:table-cell>
          <table:table-cell office:value-type="float" office:value="0.6753" calcext:value-type="float">
            <text:p>0.6753</text:p>
          </table:table-cell>
          <table:table-cell office:value-type="float" office:value="0.7569" calcext:value-type="float">
            <text:p>0.7569</text:p>
          </table:table-cell>
          <table:table-cell office:value-type="float" office:value="0.7208" calcext:value-type="float">
            <text:p>0.7208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715" calcext:value-type="float">
            <text:p>0.715</text:p>
          </table:table-cell>
          <table:table-cell office:value-type="float" office:value="0.6758" calcext:value-type="float">
            <text:p>0.6758</text:p>
          </table:table-cell>
          <table:table-cell office:value-type="float" office:value="0.7632" calcext:value-type="float">
            <text:p>0.7632</text:p>
          </table:table-cell>
          <table:table-cell office:value-type="float" office:value="0.707" calcext:value-type="float">
            <text:p>0.707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693" calcext:value-type="float">
            <text:p>0.693</text:p>
          </table:table-cell>
          <table:table-cell office:value-type="float" office:value="0.6752" calcext:value-type="float">
            <text:p>0.6752</text:p>
          </table:table-cell>
          <table:table-cell office:value-type="float" office:value="0.7645" calcext:value-type="float">
            <text:p>0.7645</text:p>
          </table:table-cell>
          <table:table-cell office:value-type="float" office:value="0.6841" calcext:value-type="float">
            <text:p>0.6841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7695" calcext:value-type="float">
            <text:p>0.7695</text:p>
          </table:table-cell>
          <table:table-cell office:value-type="float" office:value="0.6773" calcext:value-type="float">
            <text:p>0.6773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652" calcext:value-type="float">
            <text:p>0.652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7467" calcext:value-type="float">
            <text:p>0.7467</text:p>
          </table:table-cell>
          <table:table-cell office:value-type="float" office:value="0.6604" calcext:value-type="float">
            <text:p>0.6604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0.638" calcext:value-type="float">
            <text:p>0.638</text:p>
          </table:table-cell>
          <table:table-cell office:value-type="float" office:value="0.6507" calcext:value-type="float">
            <text:p>0.6507</text:p>
          </table:table-cell>
          <table:table-cell office:value-type="float" office:value="0.7221" calcext:value-type="float">
            <text:p>0.7221</text:p>
          </table:table-cell>
          <table:table-cell office:value-type="float" office:value="0.6386" calcext:value-type="float">
            <text:p>0.6386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1" calcext:value-type="float">
            <text:p>0.61</text:p>
          </table:table-cell>
          <table:table-cell office:value-type="float" office:value="0.648" calcext:value-type="float">
            <text:p>0.648</text:p>
          </table:table-cell>
          <table:table-cell office:value-type="float" office:value="0.7196" calcext:value-type="float">
            <text:p>0.7196</text:p>
          </table:table-cell>
          <table:table-cell office:value-type="float" office:value="0.6318" calcext:value-type="float">
            <text:p>0.6318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592" calcext:value-type="float">
            <text:p>0.592</text:p>
          </table:table-cell>
          <table:table-cell office:value-type="float" office:value="0.6247" calcext:value-type="float">
            <text:p>0.6247</text:p>
          </table:table-cell>
          <table:table-cell office:value-type="float" office:value="0.6976" calcext:value-type="float">
            <text:p>0.6976</text:p>
          </table:table-cell>
          <table:table-cell office:value-type="float" office:value="0.6174" calcext:value-type="float">
            <text:p>0.6174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572" calcext:value-type="float">
            <text:p>0.572</text:p>
          </table:table-cell>
          <table:table-cell office:value-type="float" office:value="0.6099" calcext:value-type="float">
            <text:p>0.6099</text:p>
          </table:table-cell>
          <table:table-cell office:value-type="float" office:value="0.6854" calcext:value-type="float">
            <text:p>0.6854</text:p>
          </table:table-cell>
          <table:table-cell office:value-type="float" office:value="0.5932" calcext:value-type="float">
            <text:p>0.5932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551" calcext:value-type="float">
            <text:p>0.551</text:p>
          </table:table-cell>
          <table:table-cell office:value-type="float" office:value="0.6088" calcext:value-type="float">
            <text:p>0.6088</text:p>
          </table:table-cell>
          <table:table-cell office:value-type="float" office:value="0.6703" calcext:value-type="float">
            <text:p>0.6703</text:p>
          </table:table-cell>
          <table:table-cell office:value-type="float" office:value="0.5793" calcext:value-type="float">
            <text:p>0.5793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53" calcext:value-type="float">
            <text:p>0.53</text:p>
          </table:table-cell>
          <table:table-cell office:value-type="float" office:value="0.5838" calcext:value-type="float">
            <text:p>0.5838</text:p>
          </table:table-cell>
          <table:table-cell office:value-type="float" office:value="0.6577" calcext:value-type="float">
            <text:p>0.6577</text:p>
          </table:table-cell>
          <table:table-cell office:value-type="float" office:value="0.5708" calcext:value-type="float">
            <text:p>0.5708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508" calcext:value-type="float">
            <text:p>0.508</text:p>
          </table:table-cell>
          <table:table-cell office:value-type="float" office:value="0.5641" calcext:value-type="float">
            <text:p>0.5641</text:p>
          </table:table-cell>
          <table:table-cell office:value-type="float" office:value="0.633" calcext:value-type="float">
            <text:p>0.633</text:p>
          </table:table-cell>
          <table:table-cell office:value-type="float" office:value="0.5443" calcext:value-type="float">
            <text:p>0.5443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471" calcext:value-type="float">
            <text:p>0.471</text:p>
          </table:table-cell>
          <table:table-cell office:value-type="float" office:value="0.54" calcext:value-type="float">
            <text:p>0.54</text:p>
          </table:table-cell>
          <table:table-cell office:value-type="float" office:value="0.6065" calcext:value-type="float">
            <text:p>0.6065</text:p>
          </table:table-cell>
          <table:table-cell office:value-type="float" office:value="0.528" calcext:value-type="float">
            <text:p>0.528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455" calcext:value-type="float">
            <text:p>0.455</text:p>
          </table:table-cell>
          <table:table-cell office:value-type="float" office:value="0.5245" calcext:value-type="float">
            <text:p>0.5245</text:p>
          </table:table-cell>
          <table:table-cell office:value-type="float" office:value="0.5981" calcext:value-type="float">
            <text:p>0.5981</text:p>
          </table:table-cell>
          <table:table-cell office:value-type="float" office:value="0.5144" calcext:value-type="float">
            <text:p>0.5144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438" calcext:value-type="float">
            <text:p>0.438</text:p>
          </table:table-cell>
          <table:table-cell office:value-type="float" office:value="0.5097" calcext:value-type="float">
            <text:p>0.5097</text:p>
          </table:table-cell>
          <table:table-cell office:value-type="float" office:value="0.5859" calcext:value-type="float">
            <text:p>0.5859</text:p>
          </table:table-cell>
          <table:table-cell office:value-type="float" office:value="0.4927" calcext:value-type="float">
            <text:p>0.4927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414" calcext:value-type="float">
            <text:p>0.414</text:p>
          </table:table-cell>
          <table:table-cell office:value-type="float" office:value="0.4817" calcext:value-type="float">
            <text:p>0.4817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4798" calcext:value-type="float">
            <text:p>0.4798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39" calcext:value-type="float">
            <text:p>0.39</text:p>
          </table:table-cell>
          <table:table-cell office:value-type="float" office:value="0.462" calcext:value-type="float">
            <text:p>0.462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4497" calcext:value-type="float">
            <text:p>0.4497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378" calcext:value-type="float">
            <text:p>0.378</text:p>
          </table:table-cell>
          <table:table-cell office:value-type="float" office:value="0.4481" calcext:value-type="float">
            <text:p>0.4481</text:p>
          </table:table-cell>
          <table:table-cell office:value-type="float" office:value="0.5147" calcext:value-type="float">
            <text:p>0.5147</text:p>
          </table:table-cell>
          <table:table-cell office:value-type="float" office:value="0.4153" calcext:value-type="float">
            <text:p>0.4153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352" calcext:value-type="float">
            <text:p>0.352</text:p>
          </table:table-cell>
          <table:table-cell office:value-type="float" office:value="0.4362" calcext:value-type="float">
            <text:p>0.4362</text:p>
          </table:table-cell>
          <table:table-cell office:value-type="float" office:value="0.4877" calcext:value-type="float">
            <text:p>0.4877</text:p>
          </table:table-cell>
          <table:table-cell office:value-type="float" office:value="0.41" calcext:value-type="float">
            <text:p>0.41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333" calcext:value-type="float">
            <text:p>0.333</text:p>
          </table:table-cell>
          <table:table-cell office:value-type="float" office:value="0.3966" calcext:value-type="float">
            <text:p>0.3966</text:p>
          </table:table-cell>
          <table:table-cell office:value-type="float" office:value="0.4495" calcext:value-type="float">
            <text:p>0.4495</text:p>
          </table:table-cell>
          <table:table-cell office:value-type="float" office:value="0.3814" calcext:value-type="float">
            <text:p>0.3814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309" calcext:value-type="float">
            <text:p>0.309</text:p>
          </table:table-cell>
          <table:table-cell office:value-type="float" office:value="0.3807" calcext:value-type="float">
            <text:p>0.3807</text:p>
          </table:table-cell>
          <table:table-cell office:value-type="float" office:value="0.429" calcext:value-type="float">
            <text:p>0.429</text:p>
          </table:table-cell>
          <table:table-cell office:value-type="float" office:value="0.3751" calcext:value-type="float">
            <text:p>0.3751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292" calcext:value-type="float">
            <text:p>0.292</text:p>
          </table:table-cell>
          <table:table-cell office:value-type="float" office:value="0.3771" calcext:value-type="float">
            <text:p>0.3771</text:p>
          </table:table-cell>
          <table:table-cell office:value-type="float" office:value="0.3997" calcext:value-type="float">
            <text:p>0.3997</text:p>
          </table:table-cell>
          <table:table-cell office:value-type="float" office:value="0.3359" calcext:value-type="float">
            <text:p>0.3359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485" calcext:value-type="float">
            <text:p>0.3485</text:p>
          </table:table-cell>
          <table:table-cell office:value-type="float" office:value="0.3874" calcext:value-type="float">
            <text:p>0.3874</text:p>
          </table:table-cell>
          <table:table-cell office:value-type="float" office:value="0.3274" calcext:value-type="float">
            <text:p>0.3274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271" calcext:value-type="float">
            <text:p>0.271</text:p>
          </table:table-cell>
          <table:table-cell office:value-type="float" office:value="0.3257" calcext:value-type="float">
            <text:p>0.3257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03" calcext:value-type="float">
            <text:p>0.3003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246" calcext:value-type="float">
            <text:p>0.246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3444" calcext:value-type="float">
            <text:p>0.3444</text:p>
          </table:table-cell>
          <table:table-cell office:value-type="float" office:value="0.293" calcext:value-type="float">
            <text:p>0.293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0.227" calcext:value-type="float">
            <text:p>0.227</text:p>
          </table:table-cell>
          <table:table-cell office:value-type="float" office:value="0.2855" calcext:value-type="float">
            <text:p>0.2855</text:p>
          </table:table-cell>
          <table:table-cell office:value-type="float" office:value="0.3196" calcext:value-type="float">
            <text:p>0.3196</text:p>
          </table:table-cell>
          <table:table-cell office:value-type="float" office:value="0.2724" calcext:value-type="float">
            <text:p>0.2724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203" calcext:value-type="float">
            <text:p>0.203</text:p>
          </table:table-cell>
          <table:table-cell office:value-type="float" office:value="0.2658" calcext:value-type="float">
            <text:p>0.2658</text:p>
          </table:table-cell>
          <table:table-cell office:value-type="float" office:value="0.3" calcext:value-type="float">
            <text:p>0.3</text:p>
          </table:table-cell>
          <table:table-cell office:value-type="float" office:value="0.2559" calcext:value-type="float">
            <text:p>0.2559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0.173" calcext:value-type="float">
            <text:p>0.173</text:p>
          </table:table-cell>
          <table:table-cell office:value-type="float" office:value="0.2424" calcext:value-type="float">
            <text:p>0.2424</text:p>
          </table:table-cell>
          <table:table-cell office:value-type="float" office:value="0.2814" calcext:value-type="float">
            <text:p>0.2814</text:p>
          </table:table-cell>
          <table:table-cell office:value-type="float" office:value="0.2458" calcext:value-type="float">
            <text:p>0.2458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0.174" calcext:value-type="float">
            <text:p>0.174</text:p>
          </table:table-cell>
          <table:table-cell office:value-type="float" office:value="0.2122" calcext:value-type="float">
            <text:p>0.2122</text:p>
          </table:table-cell>
          <table:table-cell office:value-type="float" office:value="0.243" calcext:value-type="float">
            <text:p>0.243</text:p>
          </table:table-cell>
          <table:table-cell office:value-type="float" office:value="0.2014" calcext:value-type="float">
            <text:p>0.2014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0.162" calcext:value-type="float">
            <text:p>0.162</text:p>
          </table:table-cell>
          <table:table-cell office:value-type="float" office:value="0.2022" calcext:value-type="float">
            <text:p>0.2022</text:p>
          </table:table-cell>
          <table:table-cell office:value-type="float" office:value="0.237" calcext:value-type="float">
            <text:p>0.237</text:p>
          </table:table-cell>
          <table:table-cell office:value-type="float" office:value="0.205" calcext:value-type="float">
            <text:p>0.205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0.153" calcext:value-type="float">
            <text:p>0.153</text:p>
          </table:table-cell>
          <table:table-cell office:value-type="float" office:value="0.1938" calcext:value-type="float">
            <text:p>0.1938</text:p>
          </table:table-cell>
          <table:table-cell office:value-type="float" office:value="0.2293" calcext:value-type="float">
            <text:p>0.2293</text:p>
          </table:table-cell>
          <table:table-cell office:value-type="float" office:value="0.19" calcext:value-type="float">
            <text:p>0.19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95" calcext:value-type="float">
            <text:p>0.1795</text:p>
          </table:table-cell>
          <table:table-cell office:value-type="float" office:value="0.2033" calcext:value-type="float">
            <text:p>0.2033</text:p>
          </table:table-cell>
          <table:table-cell office:value-type="float" office:value="0.1726" calcext:value-type="float">
            <text:p>0.1726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0.129" calcext:value-type="float">
            <text:p>0.129</text:p>
          </table:table-cell>
          <table:table-cell office:value-type="float" office:value="0.1568" calcext:value-type="float">
            <text:p>0.1568</text:p>
          </table:table-cell>
          <table:table-cell office:value-type="float" office:value="0.1788" calcext:value-type="float">
            <text:p>0.1788</text:p>
          </table:table-cell>
          <table:table-cell office:value-type="float" office:value="0.1772" calcext:value-type="float">
            <text:p>0.1772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0.112" calcext:value-type="float">
            <text:p>0.112</text:p>
          </table:table-cell>
          <table:table-cell office:value-type="float" office:value="0.1424" calcext:value-type="float">
            <text:p>0.1424</text:p>
          </table:table-cell>
          <table:table-cell office:value-type="float" office:value="0.1682" calcext:value-type="float">
            <text:p>0.1682</text:p>
          </table:table-cell>
          <table:table-cell office:value-type="float" office:value="0.1476" calcext:value-type="float">
            <text:p>0.1476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0.101" calcext:value-type="float">
            <text:p>0.101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538" calcext:value-type="float">
            <text:p>0.1538</text:p>
          </table:table-cell>
          <table:table-cell office:value-type="float" office:value="0.1271" calcext:value-type="float">
            <text:p>0.1271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0.097" calcext:value-type="float">
            <text:p>0.097</text:p>
          </table:table-cell>
          <table:table-cell office:value-type="float" office:value="0.1205" calcext:value-type="float">
            <text:p>0.1205</text:p>
          </table:table-cell>
          <table:table-cell office:value-type="float" office:value="0.1438" calcext:value-type="float">
            <text:p>0.1438</text:p>
          </table:table-cell>
          <table:table-cell office:value-type="float" office:value="0.1281" calcext:value-type="float">
            <text:p>0.1281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0.089" calcext:value-type="float">
            <text:p>0.089</text:p>
          </table:table-cell>
          <table:table-cell office:value-type="float" office:value="0.1074" calcext:value-type="float">
            <text:p>0.1074</text:p>
          </table:table-cell>
          <table:table-cell office:value-type="float" office:value="0.126" calcext:value-type="float">
            <text:p>0.126</text:p>
          </table:table-cell>
          <table:table-cell office:value-type="float" office:value="0.1056" calcext:value-type="float">
            <text:p>0.105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30T12:29:14.417975393</meta:creation-date>
    <dc:date>2022-08-30T12:53:24.455501922</dc:date>
    <meta:editing-duration>PT19S</meta:editing-duration>
    <meta:editing-cycles>1</meta:editing-cycles>
    <meta:document-statistic meta:table-count="1" meta:cell-count="310" meta:object-count="0"/>
    <meta:generator>LibreOffice/7.2.7.2$Linux_X86_64 LibreOffice_project/20$Build-2</meta:generator>
  </office:meta>
</office:document-meta>
</file>